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list-style-name="L1">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Courier New"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Khet Program Design</text:p>
      <text:p text:style-name="P1"/>
      <text:p text:style-name="P2">Program Summary:</text:p>
      <text:p text:style-name="P2">Digital version of Khet, the laser chess board game. Allows play between two players.</text:p>
      <text:p text:style-name="P1"/>
      <text:p text:style-name="P2">Objects/Classes:</text:p>
      <text:p text:style-name="P2"><text:tab/>Curator: conducts the game between players ('main' instance)</text:p>
      <text:p text:style-name="P2"><text:tab/>Player: represents player, can move and remove own gamepieces, is one of two colors</text:p>
      <text:p text:style-name="P2"><text:tab/>Board: retains players' gamepieces (location, orientation), rank(10) and file(8)</text:p>
      <text:p text:style-name="P3"><text:tab/>Laser: generates beam from sphinx, returning location it stops at</text:p>
      <text:p text:style-name="P2"><text:tab/>Gamepiece: <text:span text:style-name="T1">abstract base class</text:span><text:span text:style-name="T2">, serves as generic gamepiece class</text:span></text:p>
      <text:p text:style-name="P3"><text:tab/><text:tab/>attributes: color, ability to move or rotate, reflection properties for each side</text:p>
      <text:p text:style-name="P3"><text:tab/>Sphinx(Gamepiece): add'l attribute Laser(class); can't move, can't be removed, does not reflect</text:p>
      <text:p text:style-name="P3"><text:tab/>Pharaoh(Gamepiece): cant rotate, does not reflect</text:p>
      <text:p text:style-name="P3"><text:tab/>Scarab(Gamepiece): reflects on all sides in pairs (i.e. N ↔ E, S ↔ W or N ↔ W, S ↔ E)</text:p>
      <text:p text:style-name="P3"><text:tab/>Pyramid(Gamepiece): reflects on two sides as pair (i.e. N ↔ W)</text:p>
      <text:p text:style-name="P3"><text:tab/>Anubis(Gamepiece): no reflection, cant be removed if hit from front</text:p>
      <text:p text:style-name="P3"/>
      <text:p text:style-name="P3">Gamepiece(ABC):</text:p>
      <text:p text:style-name="P3"><text:tab/>Abstract base dataclass</text:p>
      <text:p text:style-name="P3"><text:tab/>Parameters:</text:p>
      <text:p text:style-name="P3"><text:tab/><text:tab/>faction: str, represents team</text:p>
      <text:p text:style-name="P3"><text:tab/><text:tab/>move_rules: list of length 2 booleans (canMove=True, canRotate=True)</text:p>
      <text:p text:style-name="P3"><text:tab/><text:tab/>reflect_state: dict of 4 key-value(boolean) pairs: {'N': canReflect, 'E': canReflect, 'S': canReflect, 'W': canReflect}</text:p>
      <text:p text:style-name="P3"/>
      <text:p text:style-name="P3">Sphinx(Gamepiece):</text:p>
      <text:p text:style-name="P3"><text:tab/>Parameters:</text:p>
      <text:p text:style-name="P3"><text:tab/><text:tab/>Laser(player_team): <text:s/>class, Laser class (contains direction, laser hit location, fire method)</text:p>
      <text:p text:style-name="P3"><text:tab/><text:tab/>canMove = False</text:p>
      <text:p text:style-name="P3"><text:tab/><text:tab/>canReflect = False</text:p>
      <text:p text:style-name="P3"/>
      <text:p text:style-name="P3">Program Flow:</text:p>
      <text:p text:style-name="P3"><text:tab/>Game Setup:</text:p>
      <text:list xml:id="list5304722386273705270" text:style-name="L1">
        <text:list-item>
          <text:list>
            <text:list-item>
              <text:list>
                <text:list-item>
                  <text:p text:style-name="P5">Curator sets Board to default starting state</text:p>
                </text:list-item>
                <text:list-item>
                  <text:p text:style-name="P5">Decide turn order</text:p>
                </text:list-item>
              </text:list>
            </text:list-item>
          </text:list>
        </text:list-item>
      </text:list>
      <text:p text:style-name="P3"><text:tab/>Turn Flow:</text:p>
      <text:list xml:id="list41489927" text:continue-list="list5304722386273705270" text:style-name="L1">
        <text:list-item>
          <text:list>
            <text:list-item>
              <text:list>
                <text:list-item text:start-value="1">
                  <text:p text:style-name="P5">Curator requests starting Player action (move, rotate piece)</text:p>
                </text:list-item>
                <text:list-item>
                  <text:p text:style-name="P5">Player submits action</text:p>
                </text:list-item>
                <text:list-item>
                  <text:p text:style-name="P5">Curator moves or rotates requested Gamepiece on Board</text:p>
                </text:list-item>
                <text:list-item>
                  <text:p text:style-name="P5">Player activates Sphinx's Laser</text:p>
                </text:list-item>
                <text:list-item>
                  <text:p text:style-name="P5">Curator requests stop location from Laser.</text:p>
                </text:list-item>
                <text:list-item>
                  <text:p text:style-name="P5">Curator removes Gamepiece from Board if hit by Laser</text:p>
                </text:list-item>
                <text:list-item>
                  <text:p text:style-name="P5">Curator checks if Player wins (Pharaoh removed)</text:p>
                </text:list-item>
              </text:list>
            </text:list-item>
          </text:list>
        </text:list-item>
      </text:list>
      <text:p text:style-name="P3"/>
      <text:p text:style-name="P3">Board:</text:p>
      <text:p text:style-name="P7">[_][_][_][_][_][_][_][_][_][_]</text:p>
      <text:p text:style-name="P3"><text:span text:style-name="T3">[_][_][_][_][_][_][_][_][_][_]</text:span></text:p>
      <text:p text:style-name="P3"><text:span text:style-name="T3">[_][_][_][_][_][_][_][_][_][_]</text:span></text:p>
      <text:p text:style-name="P3"><text:span text:style-name="T3">[_][_][_][_][_][_][_][_][_][_]</text:span></text:p>
      <text:p text:style-name="P3"><text:span text:style-name="T3">[_][_][_][_][_][_][_][_][_][_]</text:span></text:p>
      <text:p text:style-name="P3"><text:span text:style-name="T3">[_][_][_][_][_][_][_][_][_][_]</text:span></text:p>
      <text:p text:style-name="P3"><text:span text:style-name="T3">[_][_][_][_][_][_][_][_][_][_]</text:span></text:p>
      <text:p text:style-name="P3"><text:span text:style-name="T3">[_][_][_][_][_][_][_][_][_][_]</text:span></text:p>
      <text:p text:style-name="P3"><text:span text:style-name="T3"/></text:p>
      <text:p text:style-name="P3"><text:span text:style-name="T3">Gamepieces:</text:span></text:p>
      <text:p text:style-name="P3"><text:span text:style-name="T3">L: Sphinx (with Laser)</text:span></text:p>
      <text:p text:style-name="P3"><text:span text:style-name="T3"/></text:p>
      <text:p text:style-name="P3"><text:span text:style-name="T3"/></text:p>
      <text:p text:style-name="P3"><text:tab/><text:tab/></text:p>
      <text:p text:style-name="P2"><text:tab/></text:p>
      <text:p text:style-name="P2"><text:line-break/></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ules:</text:p>
      <text:p text:style-name="P2"><text:s text:c="4"/>Each player starts the game with 14 playing pieces (12 in Deflexion) on a 10x8 board, arranged in one of several predefined configurations, and a laser. The board has some squares (right file, left corners) that are restricted to pieces of one side or the other, preventing the creation of impenetrable fortress positions. In the original game, the lasers were built into the gameboard; in the "Khet 2.0" version, the lasers are instead built into two extra Sphinx playing pieces, which can be rotated as a player's turn even though they cannot be moved from their starting positions. Scarab (formerly "Djed") and Pyramid pieces have mirrors (one on the Pyramid, and two on the Scarab) positioned such that when the laser beam strikes a reflective side, it reflects at a 90° angle. Players try to position pieces in a fashion that allows the laser beam to reflect into the opponent's Pharaoh, thus winning the game; however, they must also try to protect their own Pharaoh from being struck by the laser beam at the same time. On each turn, a player either moves a piece one square in any direction, or rotates a piece 90 degrees clockwise or counterclockwise. After moving, the player must fire his or her laser, and any piece of either color hit on a non-reflecting side is removed from play.</text:p>
      <text:p text:style-name="P2"><text:s text:c="4"/>The pieces in the game are:</text:p>
      <text:p text:style-name="P2"><text:s text:c="4"/>Pharaoh (1 of each color)</text:p>
      <text:p text:style-name="P2"><text:s text:c="8"/>The Pharaoh is the most important piece for each side. If hit with a laser, it is destroyed and its owner loses the game. Similar to a king in chess, the Pharaoh pieces are comparatively weak, and so are often not moved unless under duress.</text:p>
      <text:p text:style-name="P2"><text:s text:c="4"/>Scarab/Djed (2 of each color)</text:p>
      <text:p text:style-name="P2"><text:s text:c="8"/>Scarabs (formerly called Djeds) consist primarily of large, dual-sided mirrors. They reflect a laser coming in from any direction, and thus cannot be eliminated from the board. Also, unlike other pieces, Scarabs may move into an adjacent square even if it is already occupied, by switching places with the piece found there (whichever color it may be). Thus, they are the most powerful pieces on the board, but must be used with care, as a move that puts one side of the mirror in a favorable position may expose the player to attack using the opposite side of the same mirror.</text:p>
      <text:p text:style-name="P2"><text:s text:c="4"/>Pyramid (7 of each color)</text:p>
      <text:p text:style-name="P2"><text:s text:c="8"/>Pyramids have a single diagonal mirror, and form the primary mechanism for directing the path of the laser. They are vulnerable to a hit from two of the four sides, and must be defended lest the player lose their ability to build paths of any size.</text:p>
      <text:p text:style-name="P2"><text:s text:c="4"/>Obelisk (2 in Deflexion, 4 in Khet 1, not in Khet 2)</text:p>
      <text:p text:style-name="P2"><text:s text:c="8"/>Large pillars with no mirrored sides, these are vulnerable to attack from any direction, and therefore useful mostly as an emergency sacrifice to protect another piece (such as the Pharaoh). In Khet 1, each player starts the game with four obelisks each; a laser hit always removes an obelisk.</text:p>
      <text:p text:style-name="P2"><text:s text:c="4"/>Anubis (2 in Khet 2 only)</text:p>
      <text:p text:style-name="P2"><text:s text:c="8"/>Anubis replaced Obelisks in Khet 2.0; they have the advantage that, despite still being unmirrored, they are not affected by a laser strike on the front; they must be hit on the sides or rear in order to be eliminated.</text:p>
      <text:p text:style-name="P2"><text:s text:c="4"/>Sphinx (1 of each color)</text:p>
      <text:p text:style-name="P2"><text:s text:c="8"/>In Khet 2.0, the Sphinxes hold the lasers. They may not move (each player's is located at their closest right-hand corner) but may be rotated in place so as to fire down the rank instead of the file. A Sphinx is unaffected by laser fire, whether the opponent's or its own reflected back upon itself.</text:p>
      <text:p text:style-name="P2"><text:s text:c="4"/>Three opening setups are most commonly used: Classic, which is the standard starting configuration, and is the best setup for one's first time playing; Imhotep, which is a variation on the Classic setup that introduces new defensive possibilities; and Dynasty, which has a fairly even mix of offense and defense, and moves quickly. However, any configuration agreed upon by both players can be used. In Deflexion, half the pieces were gold, and half were silver. When the company changed the name to Khet, the gold pieces were changed to red. In Deflexion, gold always goes first, and in Khet, silver always goes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9.8425in" fo:page-height="13.898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meta:initial-creator>
    <meta:creation-date>2022-04-11T18:52:34.80</meta:creation-date>
    <dc:date>2022-04-17T21:26:04.50</dc:date>
    <dc:creator>Blake </dc:creator>
    <meta:editing-duration>PT7H56M12S</meta:editing-duration>
    <meta:editing-cycles>5</meta:editing-cycles>
    <meta:generator>OpenOffice/4.1.11$Win32 OpenOffice.org_project/4111m1$Build-9808</meta:generator>
    <meta:document-statistic meta:table-count="0" meta:image-count="0" meta:object-count="0" meta:page-count="2" meta:paragraph-count="68" meta:word-count="984" meta:character-count="6168"/>
  </office:meta>
</office:document-meta>
</file>